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3593" officeooo:paragraph-rsid="0012359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normal" officeooo:rsid="00123593" officeooo:paragraph-rsid="0012359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rame</text:p>
      <text:p text:style-name="P2">O que são Iframes :</text:p>
      <text:p text:style-name="P2">Na tradução direta, significa <text:s/>‘’quadros em linha’’, sendo o (I) significando ‘’In line’’ e frames quadrado, mas no material oficial da W3C não tem uma tradução é somente Ifram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8:49:45.261000000</meta:creation-date>
    <dc:date>2024-06-17T18:56:06.553000000</dc:date>
    <meta:editing-duration>PT6M23S</meta:editing-duration>
    <meta:editing-cycles>1</meta:editing-cycles>
    <meta:document-statistic meta:table-count="0" meta:image-count="0" meta:object-count="0" meta:page-count="1" meta:paragraph-count="3" meta:word-count="35" meta:character-count="203" meta:non-whitespace-character-count="170"/>
    <meta:generator>LibreOffice/24.2.2.2$Windows_X86_64 LibreOffice_project/d56cc158d8a96260b836f100ef4b4ef25d6f1a01</meta:generator>
  </office:meta>
</office:document-meta>
</file>